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80%" fo:text-align="center" style:justify-single-word="false"/>
      <style:text-properties fo:color="#000000" fo:font-size="15pt" fo:font-weight="normal" officeooo:rsid="0022a374" officeooo:paragraph-rsid="0022a374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80%" fo:text-align="center" style:justify-single-word="false"/>
      <style:text-properties fo:color="#000000" fo:font-size="15pt" fo:font-weight="normal" officeooo:rsid="0022a374" officeooo:paragraph-rsid="002671d6" style:font-size-asian="15pt" style:font-weight-asian="normal" style:font-size-complex="15pt" style:font-weight-complex="normal"/>
    </style:style>
    <style:style style:name="P3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22a374" officeooo:paragraph-rsid="0022a37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80%" fo:text-align="center" style:justify-single-word="false"/>
      <style:text-properties fo:color="#000000" fo:font-size="15pt" fo:font-weight="normal" officeooo:rsid="0022a374" officeooo:paragraph-rsid="002782b0" style:font-size-asian="15pt" style:font-weight-asian="normal" style:font-size-complex="15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22a374" officeooo:paragraph-rsid="002782b0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25ca13" style:font-size-asian="20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Santo Seja o Senhor</text:span><text:span text:style-name="T3"><text:tab/><text:tab/>Andréa Fontes</text:span><text:span text:style-name="T1"> </text:span><text:span text:style-name="T2">[ 8 ]</text:span></text:p>
      <text:p text:style-name="P1">Santo seja o Senhor de Abraão, de Isaque e Jacó</text:p>
      <text:p text:style-name="P1">Santo seja o Senhor, que nas horas de angústia não me deixa só</text:p>
      <text:p text:style-name="P1">Santo agora e pra sempre, glórias a ele eu quero dar</text:p>
      <text:p text:style-name="P1">Cante, igreja, conosco, vamos a Deus glorificar.</text:p>
      <text:p text:style-name="P1"/>
      <text:p text:style-name="P1">Santo, santo, santo, santo, santo, santo</text:p>
      <text:p text:style-name="P1">Santo é o Senhor Jeová</text:p>
      <text:p text:style-name="P1"/>
      <text:p text:style-name="P1">Santo seja o Senhor, porque entendi o seu grande amor</text:p>
      <text:p text:style-name="P1">Santo seja o senhor, que das garras do mundo me livrou</text:p>
      <text:p text:style-name="P1">Santo seja o Senhor, porque eu nunca vi outro igual</text:p>
      <text:p text:style-name="P1">Santo porque está presente, em toda parte, em todo lugar</text:p>
      <text:p text:style-name="P1"/>
      <text:p text:style-name="P1">Santo porque subiu, mas também prometeu um dia voltar,</text:p>
      <text:p text:style-name="P1">E todo povo o aguarda querendo o último brado dar</text:p>
      <text:p text:style-name="P1">Combati o bom combate, acabei a carreira, sim</text:p>
      <text:p text:style-name="P4">Mas estou de pé porque tenho comigo guardado a fé</text:p>
      <text:p text:style-name="P5"><text:span text:style-name="T4">Santo Seja o Senhor</text:span><text:span text:style-name="T3"><text:tab/><text:tab/>Andréa Fontes</text:span><text:span text:style-name="T1"> </text:span><text:span text:style-name="T2">[ 8 ]</text:span></text:p>
      <text:p text:style-name="P4">Santo seja o Senhor de Abraão, de Isaque e Jacó</text:p>
      <text:p text:style-name="P4">Santo seja o Senhor, que nas horas de angústia não me deixa só</text:p>
      <text:p text:style-name="P4">Santo agora e pra sempre, glórias a ele eu quero dar</text:p>
      <text:p text:style-name="P4">Cante, igreja, conosco, vamos a Deus glorificar.</text:p>
      <text:p text:style-name="P4"/>
      <text:p text:style-name="P4">Santo, santo, santo, santo, santo, santo</text:p>
      <text:p text:style-name="P4">Santo é o Senhor Jeová</text:p>
      <text:p text:style-name="P4"/>
      <text:p text:style-name="P4">Santo seja o Senhor, porque entendi o seu grande amor</text:p>
      <text:p text:style-name="P4">Santo seja o senhor, que das garras do mundo me livrou</text:p>
      <text:p text:style-name="P4">Santo seja o Senhor, porque eu nunca vi outro igual</text:p>
      <text:p text:style-name="P4">Santo porque está presente, em toda parte, em todo lugar</text:p>
      <text:p text:style-name="P4"/>
      <text:p text:style-name="P4">Santo porque subiu, mas também prometeu um dia voltar,</text:p>
      <text:p text:style-name="P4">E todo povo o aguarda querendo o último brado dar</text:p>
      <text:p text:style-name="P4">Combati o bom combate, acabei a carreira, sim</text:p>
      <text:p text:style-name="P4">Mas estou de pé porque tenho comigo guardado a f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07T23:40:48.213104583</dc:date>
    <meta:editing-cycles>29</meta:editing-cycles>
    <meta:editing-duration>PT42M56S</meta:editing-duration>
    <meta:generator>LibreOffice/5.1.4.2$Linux_X86_64 LibreOffice_project/10m0$Build-2</meta:generator>
    <meta:print-date>2016-03-03T23:59:20.020452157</meta:print-date>
    <meta:document-statistic meta:table-count="0" meta:image-count="0" meta:object-count="0" meta:page-count="1" meta:paragraph-count="30" meta:word-count="278" meta:character-count="1444" meta:non-whitespace-character-count="1194"/>
  </office:meta>
</office:document-meta>
</file>